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d666" style:font-size-asian="11pt" style:font-size-complex="11pt"/>
    </style:style>
    <style:style style:name="P3" style:family="paragraph" style:parent-style-name="Table_20_Contents">
      <style:text-properties officeooo:rsid="001ed666" officeooo:paragraph-rsid="001ed66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text-properties officeooo:paragraph-rsid="001ed666"/>
    </style:style>
    <style:style style:name="P7" style:family="paragraph" style:parent-style-name="Table_20_Contents">
      <style:text-properties officeooo:rsid="001ed666" officeooo:paragraph-rsid="002111e8"/>
    </style:style>
    <style:style style:name="P8" style:family="paragraph" style:parent-style-name="Azione_20_attore">
      <style:text-properties officeooo:rsid="001ed666" officeooo:paragraph-rsid="001ed666"/>
    </style:style>
    <style:style style:name="P9" style:family="paragraph" style:parent-style-name="Azione_20_attore" style:list-style-name="">
      <style:text-properties officeooo:rsid="001ed666" officeooo:paragraph-rsid="001ed666"/>
    </style:style>
    <style:style style:name="P10" style:family="paragraph" style:parent-style-name="Azione_20_attore">
      <style:text-properties officeooo:rsid="001ed666" officeooo:paragraph-rsid="002111e8"/>
    </style:style>
    <style:style style:name="P11" style:family="paragraph" style:parent-style-name="Azione_20_sistema">
      <style:text-properties officeooo:rsid="001ed666" officeooo:paragraph-rsid="001ed666"/>
    </style:style>
    <style:style style:name="P12" style:family="paragraph" style:parent-style-name="Azione_20_sistema">
      <style:text-properties officeooo:rsid="001ed666" officeooo:paragraph-rsid="002111e8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style:style style:name="T4" style:family="text">
      <style:text-properties officeooo:rsid="00204458"/>
    </style:style>
    <style:style style:name="T5" style:family="text">
      <style:text-properties officeooo:rsid="002111e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5">Feedback allocazione tirocina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Responsabile scientifico specializz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300963" text:style-name="Numerazione_20_UC">
              <text:list-item text:start-value="1">
                <text:p text:style-name="P8">Il responsabile scientifico accede all<text:span text:style-name="T5">a lista dei tirocinanti.</text:span></text:p>
              </text:list-item>
              <text:list-item>
                <text:p text:style-name="P11">Il sistema riceve la richiesta e invia <text:span text:style-name="T5">la lista.</text:span> <text:span text:style-name="T4">l.</text:span></text:p>
              </text:list-item>
              <text:list-item>
                <text:p text:style-name="P8">Il responsabile <text:s/><text:span text:style-name="T4">scientifico riceve la lista e </text:span><text:span text:style-name="T5">seleziona il tirocinante.</text:span></text:p>
              </text:list-item>
              <text:list-item>
                <text:p text:style-name="P11">Il sistema riceve il <text:span text:style-name="T5">tirocinante ed invia il report della pagina relativa ad esso con l'area per aggiungere il feedback</text:span><text:span text:style-name="T4">.</text:span></text:p>
              </text:list-item>
              <text:list-item>
                <text:p text:style-name="P10"><text:span text:style-name="T5">Il responsabile riceve la pagina ,inserisce il feedback e invia il commento.</text:span></text:p>
              </text:list-item>
              <text:list-item>
                <text:p text:style-name="P12">Il sistema <text:span text:style-name="T5">riceve il report con relativo commento e lo salva nel databas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I<text:span text:style-name="T5">l responsabile visualizza il commento apporta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318500" text:style-name="L1">
              <text:list-item>
                <text:p text:style-name="P6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responsabile scientifico riceve la forma da compilare entro 20 secondi e il relativo messaggio di adi errore in 20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4S</meta:editing-duration>
    <meta:editing-cycles>5</meta:editing-cycles>
    <meta:generator>LibreOffice/3.6$Windows_x86 LibreOffice_project/da8c1e6-fd468f4-454e206-f42a4a9-143cfd</meta:generator>
    <dc:date>2012-10-23T16:31:13.95</dc:date>
    <meta:document-statistic meta:table-count="1" meta:image-count="0" meta:object-count="0" meta:page-count="1" meta:paragraph-count="21" meta:word-count="164" meta:character-count="1072" meta:non-whitespace-character-count="935"/>
  </office:meta>
</office:document-meta>
</file>